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0.764cm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8a47f" officeooo:paragraph-rsid="0018a47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936dc" officeooo:paragraph-rsid="001936dc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8a47f" officeooo:paragraph-rsid="0018a47f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a11ba" officeooo:paragraph-rsid="001a11b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a9440" officeooo:paragraph-rsid="001a9440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c8e01" officeooo:paragraph-rsid="001c8e01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ce555" officeooo:paragraph-rsid="001ce555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a47f" officeooo:paragraph-rsid="0018a47f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3c20" officeooo:paragraph-rsid="001d3c20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a9440" officeooo:paragraph-rsid="001a9440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e2a28" officeooo:paragraph-rsid="001e2a28"/>
    </style:style>
    <style:style style:name="T1" style:family="text">
      <style:text-properties officeooo:rsid="00193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roit</text:p>
      <text:p text:style-name="P9">TD3</text:p>
      <text:p text:style-name="P9"/>
      <text:p text:style-name="P10">Activité 1 :</text:p>
      <text:p text:style-name="P10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">CAS</text:p>
          </table:table-cell>
          <table:table-cell table:style-name="Tableau1.A1" office:value-type="string">
            <text:p text:style-name="P1">Contrat ou Convention ? </text:p>
          </table:table-cell>
          <table:table-cell table:style-name="Tableau1.A1" office:value-type="string">
            <text:p text:style-name="P1">Caractères</text:p>
          </table:table-cell>
          <table:table-cell table:style-name="Tableau1.D1" office:value-type="string">
            <text:p text:style-name="P1">Parties au contrat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3">Contrat <text:span text:style-name="T1">de vente</text:span></text:p>
          </table:table-cell>
          <table:table-cell table:style-name="Tableau1.A2" office:value-type="string">
            <text:p text:style-name="P3">Bilatérale</text:p>
          </table:table-cell>
          <table:table-cell table:style-name="Tableau1.D2" office:value-type="string">
            <text:p text:style-name="P3">Acheteur / vendeur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2">Unilatérale</text:p>
          </table:table-cell>
          <table:table-cell table:style-name="Tableau1.D2" office:value-type="string">
            <text:p text:style-name="P2">Donateur/ Donataire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2">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Convention</text:p>
          </table:table-cell>
          <table:table-cell table:style-name="Tableau1.A2" office:value-type="string">
            <text:p text:style-name="P2">Consensuelle et unilatérale</text:p>
          </table:table-cell>
          <table:table-cell table:style-name="Tableau1.D2" office:value-type="string">
            <text:p text:style-name="P2">Créancier / débiteur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5">Contrat de prêt</text:p>
          </table:table-cell>
          <table:table-cell table:style-name="Tableau1.A2" office:value-type="string">
            <text:p text:style-name="P5">Unilatérale</text:p>
          </table:table-cell>
          <table:table-cell table:style-name="Tableau1.D2" office:value-type="string">
            <text:p text:style-name="P5">Prêteur / Emprunteur</text:p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6">Contrat de location</text:p>
          </table:table-cell>
          <table:table-cell table:style-name="Tableau1.A2" office:value-type="string">
            <text:p text:style-name="P6">Bilatérale et consensuelle</text:p>
          </table:table-cell>
          <table:table-cell table:style-name="Tableau1.D2" office:value-type="string">
            <text:p text:style-name="P6">Loueur / locataire</text:p>
          </table:table-cell>
        </table:table-row>
        <table:table-row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7">Contrat de transport</text:p>
          </table:table-cell>
          <table:table-cell table:style-name="Tableau1.A2" office:value-type="string">
            <text:p text:style-name="P7">Consensuelle et Bilatérale</text:p>
          </table:table-cell>
          <table:table-cell table:style-name="Tableau1.D2" office:value-type="string">
            <text:p text:style-name="P7">Transporteur / Expéditeur</text:p>
          </table:table-cell>
        </table:table-row>
        <table:table-row table:style-name="Tableau1.9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8">Contrat de Travail</text:p>
          </table:table-cell>
          <table:table-cell table:style-name="Tableau1.A2" office:value-type="string">
            <text:p text:style-name="P8">Consensuelle et Bilatérale</text:p>
          </table:table-cell>
          <table:table-cell table:style-name="Tableau1.D2" office:value-type="string">
            <text:p text:style-name="P8">Employeur / Salarié</text:p>
          </table:table-cell>
        </table:table-row>
      </table:table>
      <text:p text:style-name="P12"/>
      <text:p text:style-name="P12"/>
      <text:p text:style-name="P11">Activité 2 :</text:p>
      <text:p text:style-name="P11"/>
      <text:p text:style-name="P13">1) Le contrat est formé le 3 octobre, le jour où elle passe la commande</text:p>
      <text:p text:style-name="P13"/>
      <text:p text:style-name="P13">2) Oui il peut obtenir l’annulation du contrat de cautionnement, car il est vicié par une erreur.</text:p>
      <text:p text:style-name="P13"/>
      <text:p text:style-name="P13">3) Oui Jordan peut obtenir l’annulation de la vente, car il y a un vice caché par le vendeur.</text:p>
      <text:p text:style-name="P13"/>
      <text:p text:style-name="P13">4) Oui il est autorisé à acheter un jeu vidéo tant qu’il n’est pas déconseillé pour les -16 et -18.</text:p>
      <text:p text:style-name="P13"/>
      <text:p text:style-name="P13">5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8.507981240</meta:creation-date>
    <dc:date>2023-04-27T13:54:44.127243180</dc:date>
    <meta:editing-duration>PT59M17S</meta:editing-duration>
    <meta:editing-cycles>8</meta:editing-cycles>
    <meta:generator>LibreOffice/7.5.2.2$Linux_X86_64 LibreOffice_project/50$Build-2</meta:generator>
    <meta:document-statistic meta:table-count="1" meta:image-count="0" meta:object-count="0" meta:page-count="1" meta:paragraph-count="43" meta:word-count="150" meta:character-count="846" meta:non-whitespace-character-count="737"/>
  </office:meta>
</office:document-meta>
</file>